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nheuser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58">
            <text:p>58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80.6016139252654">
            <text:p>$80,60</text:p>
          </table:table-cell>
          <table:table-cell table:style-name="ce4" table:formula="of:=[.F2]-[.B3]/[.B4]" office:value-type="currency" office:currency="USD" office:value="80.6016139252654">
            <text:p>$80,60</text:p>
          </table:table-cell>
          <table:table-cell table:style-name="ce14" table:formula="of:=[.G2]/1.1" office:value-type="currency" office:currency="EUR" office:value="73.274194477514">
            <text:p>73,2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71.1005578012484">
            <text:p>$71,10</text:p>
          </table:table-cell>
          <table:table-cell table:style-name="ce6" table:formula="of:=[.F3]-[.B3]/[.B4]" office:value-type="currency" office:currency="USD" office:value="71.1005578012484">
            <text:p>$71,10</text:p>
          </table:table-cell>
          <table:table-cell table:style-name="ce15" table:formula="of:=[.G3]/1.1" office:value-type="currency" office:currency="EUR" office:value="64.6368707284076">
            <text:p>64,6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62.3939015525701">
            <text:p>62,39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1.983">
            <text:p>1,98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49.2631712101251">
            <text:p>$49,26</text:p>
          </table:table-cell>
          <table:table-cell table:style-name="ce13" table:formula="of:=[.F4]-[.B3]/[.B4]" office:value-type="currency" office:currency="USD" office:value="49.2631712101251">
            <text:p>$49,26</text:p>
          </table:table-cell>
          <table:table-cell table:style-name="ce16" table:formula="of:=[.G4]/1.1" office:value-type="currency" office:currency="EUR" office:value="44.7847011001138">
            <text:p>44,7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2.94">
            <text:p>$2,94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7">
            <text:p>$1,47</text:p>
          </table:table-cell>
          <table:table-cell table:style-name="ce4"/>
          <table:table-cell table:style-name="ce4" table:formula="of:=[.B8]/(1+[.D2])^(1/4)" office:value-type="currency" office:currency="USD" office:value="1.44534455379289">
            <text:p>$1,45</text:p>
          </table:table-cell>
          <table:table-cell table:style-name="ce6" table:formula="of:=[.B5]/2" office:value-type="currency" office:currency="USD" office:value="1.47">
            <text:p>$1,47</text:p>
          </table:table-cell>
          <table:table-cell table:style-name="ce6"/>
          <table:table-cell table:style-name="ce6" table:formula="of:=[.E8]/(1+[.D3])^(1/4)" office:value-type="currency" office:currency="USD" office:value="1.44032301447785">
            <text:p>$1,44</text:p>
          </table:table-cell>
          <table:table-cell table:style-name="ce7" table:formula="of:=[.B5]/2" office:value-type="currency" office:currency="USD" office:value="1.47">
            <text:p>$1,47</text:p>
          </table:table-cell>
          <table:table-cell table:style-name="ce7"/>
          <table:table-cell table:style-name="ce7" table:formula="of:=[.H8]/(1+[.D4])^(1/4)" office:value-type="currency" office:currency="USD" office:value="1.43538751182418">
            <text:p>$1,4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3.381">
            <text:p>$3,38</text:p>
          </table:table-cell>
          <table:table-cell table:style-name="ce8" office:value-type="percentage" office:value="0.15">
            <text:p>15,00%</text:p>
          </table:table-cell>
          <table:table-cell table:style-name="ce5" table:formula="of:=[.B9]/(1+[.$D$2])^[.A9]" office:value-type="currency" office:currency="USD" office:value="3.15981308411215">
            <text:p>$3,16</text:p>
          </table:table-cell>
          <table:table-cell table:style-name="ce11" table:formula="of:=[.B5]*(1+[.F9])" office:value-type="currency" office:currency="USD" office:value="3.2928">
            <text:p>$3,29</text:p>
          </table:table-cell>
          <table:table-cell table:style-name="ce9" office:value-type="percentage" office:value="0.12">
            <text:p>12,00%</text:p>
          </table:table-cell>
          <table:table-cell table:style-name="ce11" table:formula="of:=[.E9]/(1+[.$D$3])^[.A9]" office:value-type="currency" office:currency="USD" office:value="3.03483870967742">
            <text:p>$3,03</text:p>
          </table:table-cell>
          <table:table-cell table:style-name="ce17" table:formula="of:=[.B5]*(1+[.I9])" office:value-type="currency" office:currency="USD" office:value="2.9988">
            <text:p>$3,00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9]/(1+[.$D$4])^[.A9]" office:value-type="currency" office:currency="USD" office:value="2.72618181818182">
            <text:p>$2,7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3.98958">
            <text:p>$3,99</text:p>
          </table:table-cell>
          <table:table-cell table:style-name="ce8" office:value-type="percentage" office:value="0.18">
            <text:p>18,00%</text:p>
          </table:table-cell>
          <table:table-cell table:style-name="ce5" table:formula="of:=[.B10]/(1+[.$D$2])^[.A10]" office:value-type="currency" office:currency="USD" office:value="3.48465368154424">
            <text:p>$3,48</text:p>
          </table:table-cell>
          <table:table-cell table:style-name="ce11" table:formula="of:=[.E9]*(1+[.F10])" office:value-type="currency" office:currency="USD" office:value="3.78672">
            <text:p>$3,79</text:p>
          </table:table-cell>
          <table:table-cell table:style-name="ce9" office:value-type="percentage" office:value="0.15">
            <text:p>15,00%</text:p>
          </table:table-cell>
          <table:table-cell table:style-name="ce11" table:formula="of:=[.E10]/(1+[.$D$3])^[.A10]" office:value-type="currency" office:currency="USD" office:value="3.21664932362123">
            <text:p>$3,22</text:p>
          </table:table-cell>
          <table:table-cell table:style-name="ce17" table:formula="of:=[.H9]*(1+[.I10])" office:value-type="currency" office:currency="USD" office:value="3.058776">
            <text:p>$3,06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52791404958678">
            <text:p>$2,5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4.8273918">
            <text:p>$4,83</text:p>
          </table:table-cell>
          <table:table-cell table:style-name="ce8" office:value-type="percentage" office:value="0.21">
            <text:p>21,00%</text:p>
          </table:table-cell>
          <table:table-cell table:style-name="ce5" table:formula="of:=[.B11]/(1+[.$D$2])^[.A11]" office:value-type="currency" office:currency="USD" office:value="3.94058967726031">
            <text:p>$3,94</text:p>
          </table:table-cell>
          <table:table-cell table:style-name="ce11" table:formula="of:=[.E10]*(1+[.F11])" office:value-type="currency" office:currency="USD" office:value="4.4304624">
            <text:p>$4,43</text:p>
          </table:table-cell>
          <table:table-cell table:style-name="ce9" office:value-type="percentage" office:value="0.17">
            <text:p>17,00%</text:p>
          </table:table-cell>
          <table:table-cell table:style-name="ce11" table:formula="of:=[.E11]/(1+[.$D$3])^[.A11]" office:value-type="currency" office:currency="USD" office:value="3.46864489275285">
            <text:p>$3,47</text:p>
          </table:table-cell>
          <table:table-cell table:style-name="ce17" table:formula="of:=[.H10]*(1+[.I11])" office:value-type="currency" office:currency="USD" office:value="3.11995152">
            <text:p>$3,12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2.34406575507137">
            <text:p>$2,34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2.0304009967096">
            <text:p>$12,03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1.1604559405293">
            <text:p>$11,16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9.03354913466415">
            <text:p>$9,03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86.8930524">
            <text:p>$86,89</text:p>
          </table:table-cell>
          <table:table-cell table:style-name="ce4"/>
          <table:table-cell table:style-name="ce5" table:formula="of:=[.B13]/(1+[.D2])^([.A11]+1/2)" office:value-type="currency" office:currency="USD" office:value="68.5712129285559">
            <text:p>$68,57</text:p>
          </table:table-cell>
          <table:table-cell table:style-name="ce11" table:formula="of:=[.E11]*[.D5]" office:value-type="currency" office:currency="USD" office:value="79.7483232">
            <text:p>$79,75</text:p>
          </table:table-cell>
          <table:table-cell table:style-name="ce6"/>
          <table:table-cell table:style-name="ce11" table:formula="of:=[.E13]/(1+[.D3])^([.A11]+1/2)" office:value-type="currency" office:currency="USD" office:value="59.940101860719">
            <text:p>$59,94</text:p>
          </table:table-cell>
          <table:table-cell table:style-name="ce17" table:formula="of:=[.H11]*[.D5]" office:value-type="currency" office:currency="USD" office:value="56.15912736">
            <text:p>$56,16</text:p>
          </table:table-cell>
          <table:table-cell table:style-name="ce7"/>
          <table:table-cell table:style-name="ce17" table:formula="of:=[.H13]/(1+[.D4])^([.A11]+1/2)" office:value-type="currency" office:currency="USD" office:value="40.229622075461">
            <text:p>$40,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4">
            <text:p>3,4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Anheuser">
            <text:p>Anheuser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58">
            <text:p>58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218.201524067248">
            <text:p>$218,20</text:p>
          </table:table-cell>
          <table:table-cell table:style-name="ce4" table:formula="of:=[.F2]-[.B3]/[.B4]" office:value-type="currency" office:currency="USD" office:value="184.111761081873">
            <text:p>$184,11</text:p>
          </table:table-cell>
          <table:table-cell table:style-name="ce14" table:formula="of:=[.G2]/1.1" office:value-type="currency" office:currency="EUR" office:value="167.374328256248">
            <text:p>167,3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7.6">
            <text:p>67,6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21.107918422728">
            <text:p>$121,11</text:p>
          </table:table-cell>
          <table:table-cell table:style-name="ce6" table:formula="of:=[.F3]-[.B3]/[.B4]" office:value-type="currency" office:currency="USD" office:value="87.018155437352">
            <text:p>$87,02</text:p>
          </table:table-cell>
          <table:table-cell table:style-name="ce15" table:formula="of:=[.G3]/1.1" office:value-type="currency" office:currency="EUR" office:value="79.1074140339564">
            <text:p>79,1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88.6373876868143">
            <text:p>88,6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1.983">
            <text:p>1,98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76.4291678689258">
            <text:p>$76,43</text:p>
          </table:table-cell>
          <table:table-cell table:style-name="ce13" table:formula="of:=[.F4]-[.B3]/[.B4]" office:value-type="currency" office:currency="USD" office:value="42.3394048835501">
            <text:p>$42,34</text:p>
          </table:table-cell>
          <table:table-cell table:style-name="ce16" table:formula="of:=[.G4]/1.1" office:value-type="currency" office:currency="EUR" office:value="38.4903680759546">
            <text:p>38,49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6.7">
            <text:p>$6,7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A3">
            <text:p>A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3.35">
            <text:p>$3,35</text:p>
          </table:table-cell>
          <table:table-cell table:style-name="ce4"/>
          <table:table-cell table:style-name="ce4" table:formula="of:=[.B8]/(1+[.D2])^(1/4)" office:value-type="currency" office:currency="USD" office:value="3.29381241850761">
            <text:p>$3,29</text:p>
          </table:table-cell>
          <table:table-cell table:style-name="ce6" table:formula="of:=[.B5]/2" office:value-type="currency" office:currency="USD" office:value="3.35">
            <text:p>$3,35</text:p>
          </table:table-cell>
          <table:table-cell/>
          <table:table-cell table:style-name="ce6" table:formula="of:=[.E8]/(1+[.D3])^(1/4)" office:value-type="currency" office:currency="USD" office:value="3.28236877449033">
            <text:p>$3,28</text:p>
          </table:table-cell>
          <table:table-cell table:style-name="ce7" table:formula="of:=[.B5]/2" office:value-type="currency" office:currency="USD" office:value="3.35">
            <text:p>$3,35</text:p>
          </table:table-cell>
          <table:table-cell table:style-name="ce7"/>
          <table:table-cell table:style-name="ce7" table:formula="of:=[.H8]/(1+[.D4])^(1/4)" office:value-type="currency" office:currency="USD" office:value="3.27112120041564">
            <text:p>$3,2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236">
            <text:p>$7,24</text:p>
          </table:table-cell>
          <table:table-cell table:style-name="ce8" office:value-type="percentage" office:value="0.08">
            <text:p>8,00%</text:p>
          </table:table-cell>
          <table:table-cell table:formula="of:=[.B9]/(1+[.$D$2])^[.A9]" office:value-type="currency" office:currency="USD" office:value="6.76261682242991">
            <text:p>$6,76</text:p>
          </table:table-cell>
          <table:table-cell table:style-name="ce11" table:formula="of:=[.B5]*(1+[.F9])" office:value-type="currency" office:currency="USD" office:value="7.102">
            <text:p>$7,10</text:p>
          </table:table-cell>
          <table:table-cell table:style-name="ce9" office:value-type="percentage" office:value="0.06">
            <text:p>6,00%</text:p>
          </table:table-cell>
          <table:table-cell table:formula="of:=[.E9]/(1+[.$D$3])^[.A9]" office:value-type="currency" office:currency="USD" office:value="6.54562211981567">
            <text:p>$6,55</text:p>
          </table:table-cell>
          <table:table-cell table:formula="of:=[.B5]*(1+[.I9])" office:value-type="currency" office:currency="USD" office:value="6.834">
            <text:p>$6,83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9]/(1+[.$D$4])^[.A9]" office:value-type="currency" office:currency="USD" office:value="6.21272727272727">
            <text:p>$6,2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81488">
            <text:p>$7,81</text:p>
          </table:table-cell>
          <table:table-cell table:style-name="ce8" office:value-type="percentage" office:value="0.08">
            <text:p>8,00%</text:p>
          </table:table-cell>
          <table:table-cell table:formula="of:=[.B10]/(1+[.$D$2])^[.A10]" office:value-type="currency" office:currency="USD" office:value="6.82581884880776">
            <text:p>$6,83</text:p>
          </table:table-cell>
          <table:table-cell table:style-name="ce11" table:formula="of:=[.E9]*(1+[.F10])" office:value-type="currency" office:currency="USD" office:value="7.52812">
            <text:p>$7,53</text:p>
          </table:table-cell>
          <table:table-cell table:style-name="ce9" office:value-type="percentage" office:value="0.06">
            <text:p>6,00%</text:p>
          </table:table-cell>
          <table:table-cell table:formula="of:=[.E10]/(1+[.$D$3])^[.A10]" office:value-type="currency" office:currency="USD" office:value="6.3948013336448">
            <text:p>$6,39</text:p>
          </table:table-cell>
          <table:table-cell table:formula="of:=[.H9]*(1+[.I10])" office:value-type="currency" office:currency="USD" office:value="6.97068">
            <text:p>$6,97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5.76089256198347">
            <text:p>$5,7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400704">
            <text:p>$8,44</text:p>
          </table:table-cell>
          <table:table-cell table:style-name="ce8" office:value-type="percentage" office:value="0.08">
            <text:p>8,00%</text:p>
          </table:table-cell>
          <table:table-cell table:formula="of:=[.B11]/(1+[.$D$2])^[.A11]" office:value-type="currency" office:currency="USD" office:value="6.88961154832932">
            <text:p>$6,89</text:p>
          </table:table-cell>
          <table:table-cell table:style-name="ce11" table:formula="of:=[.E10]*(1+[.F11])" office:value-type="currency" office:currency="USD" office:value="8.0550884">
            <text:p>$8,06</text:p>
          </table:table-cell>
          <table:table-cell table:style-name="ce9" office:value-type="percentage" office:value="0.07">
            <text:p>7,00%</text:p>
          </table:table-cell>
          <table:table-cell table:formula="of:=[.E11]/(1+[.$D$3])^[.A11]" office:value-type="currency" office:currency="USD" office:value="6.30639394193543">
            <text:p>$6,31</text:p>
          </table:table-cell>
          <table:table-cell table:formula="of:=[.H10]*(1+[.I11])" office:value-type="currency" office:currency="USD" office:value="7.1100936">
            <text:p>$7,11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5.34191855747558">
            <text:p>$5,34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3.7718596380746">
            <text:p>$23,77</text:p>
          </table:table-cell>
          <table:table-cell table:style-name="ce11"/>
          <table:table-cell/>
          <table:table-cell table:formula="of:=SUM([.G8:.G11])" office:value-type="currency" office:currency="USD" office:value="22.5291861698862">
            <text:p>$22,53</text:p>
          </table:table-cell>
          <table:table-cell/>
          <table:table-cell table:style-name="ce7"/>
          <table:table-cell table:style-name="ce17" table:formula="of:=SUM([.J8:.J11])" office:value-type="currency" office:currency="USD" office:value="20.586659592602">
            <text:p>$20,59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.02">
            <text:p>2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246.380168846671">
            <text:p>$246,38</text:p>
          </table:table-cell>
          <table:table-cell table:style-name="ce4"/>
          <table:table-cell table:formula="of:=[.B14]/(1+[.D2])^([.A11]+1/2)" office:value-type="currency" office:currency="USD" office:value="194.429664429174">
            <text:p>$194,43</text:p>
          </table:table-cell>
          <table:table-cell table:style-name="ce11" table:formula="of:=[.E11]*(1-((1+[.F13])/(1+[.D3]))^60)/(1-(1+[.F13])/(1+[.D3]))" office:value-type="currency" office:currency="USD" office:value="131.155743088548">
            <text:p>$131,16</text:p>
          </table:table-cell>
          <table:table-cell/>
          <table:table-cell table:formula="of:=[.E14]/(1+[.D3])^([.A11]+1/2)" office:value-type="currency" office:currency="USD" office:value="98.5787322528415">
            <text:p>$98,58</text:p>
          </table:table-cell>
          <table:table-cell table:formula="of:=[.H11]*(1-((1+[.I13])/(1+[.D4]))^60)/(1-(1+[.I13])/(1+[.D4]))" office:value-type="currency" office:currency="USD" office:value="77.9541634398013">
            <text:p>$77,95</text:p>
          </table:table-cell>
          <table:table-cell table:style-name="ce7"/>
          <table:table-cell table:style-name="ce17" table:formula="of:=[.H14]/(1+[.D4])^([.A11]+1/2)" office:value-type="currency" office:currency="USD" office:value="55.8425082763238">
            <text:p>$55,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2">22.04.2023</text:date>, <text:time>17:2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22T17:28:18</dc:date>
    <dc:creator>aaa </dc:creator>
    <meta:editing-duration>P3DT2H36M55S</meta:editing-duration>
    <meta:editing-cycles>55</meta:editing-cycles>
    <meta:generator>OpenOffice/4.1.5$Win32 OpenOffice.org_project/415m1$Build-9789</meta:generator>
    <meta:document-statistic meta:table-count="2" meta:cell-count="195" meta:object-count="0"/>
  </office:meta>
</office:document-meta>
</file>